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005b4" officeooo:paragraph-rsid="001005b4"/>
    </style:style>
    <style:style style:name="P2" style:family="paragraph" style:parent-style-name="Standard">
      <style:text-properties officeooo:rsid="0011eaae" officeooo:paragraph-rsid="0011eaae"/>
    </style:style>
    <style:style style:name="P3" style:family="paragraph" style:parent-style-name="Standard">
      <style:text-properties officeooo:rsid="00157b0a" officeooo:paragraph-rsid="00157b0a"/>
    </style:style>
    <style:style style:name="P4" style:family="paragraph" style:parent-style-name="Standard">
      <style:text-properties officeooo:rsid="00138a07" officeooo:paragraph-rsid="00138a07"/>
    </style:style>
    <style:style style:name="P5" style:family="paragraph" style:parent-style-name="Standard">
      <style:text-properties officeooo:rsid="00138a07" officeooo:paragraph-rsid="00195837"/>
    </style:style>
    <style:style style:name="P6" style:family="paragraph" style:parent-style-name="Standard">
      <style:text-properties officeooo:rsid="0016a0d0" officeooo:paragraph-rsid="0016a0d0"/>
    </style:style>
    <style:style style:name="P7" style:family="paragraph" style:parent-style-name="Standard">
      <style:text-properties officeooo:rsid="00195837" officeooo:paragraph-rsid="00195837"/>
    </style:style>
    <style:style style:name="P8" style:family="paragraph" style:parent-style-name="Standard">
      <style:text-properties officeooo:rsid="001b1ab7" officeooo:paragraph-rsid="001b1ab7"/>
    </style:style>
    <style:style style:name="P9" style:family="paragraph" style:parent-style-name="Standard">
      <style:text-properties officeooo:rsid="001b3e1c" officeooo:paragraph-rsid="001b3e1c"/>
    </style:style>
    <style:style style:name="T1" style:family="text">
      <style:text-properties officeooo:rsid="00138a07"/>
    </style:style>
    <style:style style:name="T2" style:family="text">
      <style:text-properties officeooo:rsid="0016a0d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 Test case design and planning </text:p>
      <text:p text:style-name="P1">One of GoEuro’s most searched routes is Madrid, Spain - Barcelona, Spain. Go to </text:p>
      <text:p text:style-name="P1">http://www.goeuro.es and perform this search. Take a look at the result page and describe how </text:p>
      <text:p text:style-name="P1">you would plan a test to verify this page, focusing on train results. Please list the tests in priority </text:p>
      <text:p text:style-name="P1">order.</text:p>
      <text:p text:style-name="P2"/>
      <text:p text:style-name="P2">Resolution:</text:p>
      <text:p text:style-name="P2">Given the search scenario Madrid-Barcelona. I will consider the following test </text:p>
      <text:p text:style-name="P2">1-<text:span text:style-name="T1"> UI verification:</text:span></text:p>
      <text:p text:style-name="P3">Verify the proper <text:span text:style-name="T2">visualization</text:span> of UI components ( icons,form, maps, etc)</text:p>
      <text:p text:style-name="P6">Verify responsive design</text:p>
      <text:p text:style-name="P8">Verify the proper change of different languages </text:p>
      <text:p text:style-name="P3"/>
      <text:p text:style-name="P4">2-Functional verification</text:p>
      <text:p text:style-name="P3">Verify <text:span text:style-name="T2">input searches are correct(from, to, date, pax)</text:span></text:p>
      <text:p text:style-name="P3">Verify the list of results order by price(cheapest first)</text:p>
      <text:p text:style-name="P3">Verify pagination and order by, at each page</text:p>
      <text:p text:style-name="P7">Verify results when changing to tab Smartest option</text:p>
      <text:p text:style-name="P7">Verify results when changing to tab Fastest option</text:p>
      <text:p text:style-name="P7">Verify results when changing to tab Departure Time <text:s/>option</text:p>
      <text:p text:style-name="P7">Verify results when changing to tab Arrival Time <text:s/>option</text:p>
      <text:p text:style-name="P5"/>
      <text:p text:style-name="P4">3-Performance verification</text:p>
      <text:p text:style-name="P9">Verify the amount of time on returning results</text:p>
      <text:p text:style-name="P9">Verify the amount of time when selecting a train optio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5T20:35:24.757960450</meta:creation-date>
    <dc:date>2016-10-15T21:13:46.252439427</dc:date>
    <meta:editing-duration>PT10M21S</meta:editing-duration>
    <meta:editing-cycles>9</meta:editing-cycles>
    <meta:generator>LibreOffice/4.2.8.2$Linux_X86_64 LibreOffice_project/420m0$Build-2</meta:generator>
    <meta:document-statistic meta:table-count="0" meta:image-count="0" meta:object-count="0" meta:page-count="1" meta:paragraph-count="22" meta:word-count="172" meta:character-count="1093" meta:non-whitespace-character-count="935"/>
  </office:meta>
</office:document-meta>
</file>